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134in" svg:height="6.026in" svg:x="2.5874in" svg:y="0.4264in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0.943" calcext:value-type="float">
            <text:p>0.94300</text:p>
          </table:table-cell>
          <table:table-cell office:value-type="float" office:value="496.496363636" calcext:value-type="float">
            <text:p>496.49636</text:p>
          </table:table-cell>
        </table:table-row>
        <table:table-row table:style-name="ro1">
          <table:table-cell office:value-type="float" office:value="0.945583669668" calcext:value-type="float">
            <text:p>0.94558</text:p>
          </table:table-cell>
          <table:table-cell office:value-type="float" office:value="499.03090909" calcext:value-type="float">
            <text:p>499.03091</text:p>
          </table:table-cell>
        </table:table-row>
        <table:table-row table:style-name="ro1">
          <table:table-cell office:value-type="float" office:value="0.945583669668" calcext:value-type="float">
            <text:p>0.94558</text:p>
          </table:table-cell>
          <table:table-cell office:value-type="float" office:value="498.572727" calcext:value-type="float">
            <text:p>498.57273</text:p>
          </table:table-cell>
        </table:table-row>
        <table:table-row table:style-name="ro1">
          <table:table-cell office:value-type="float" office:value="1" calcext:value-type="float">
            <text:p>1.00000</text:p>
          </table:table-cell>
          <table:table-cell office:value-type="float" office:value="573.8" calcext:value-type="float">
            <text:p>573.80000</text:p>
          </table:table-cell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9:24:48.092085785</meta:creation-date>
    <dc:date>2024-06-24T20:23:08.923711034</dc:date>
    <meta:editing-duration>PT48M10S</meta:editing-duration>
    <meta:editing-cycles>1</meta:editing-cycles>
    <meta:document-statistic meta:table-count="1" meta:cell-count="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13cm" svg:height="15.307cm" xlink:href=".." xlink:type="simple" chart:class="chart:scatter" chart:style-name="ch1">
        <chart:legend chart:legend-position="end" svg:x="23.117cm" svg:y="7.105cm" style:legend-expansion="high" chart:style-name="ch2"/>
        <chart:plot-area chart:style-name="ch3" table:cell-range-address="Sheet1.A1:Sheet1.B4" svg:x="0.544cm" svg:y="0.306cm" svg:width="22.029cm" svg:height="14.695cm">
          <chart:coordinate-region svg:x="2.383cm" svg:y="0.505cm" svg:width="19.58cm" svg:height="13.8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" chart:class="chart:scatter">
            <chart:domain table:cell-range-address="Sheet1.A1:Sheet1.A4"/>
            <chart:regression-curve chart:style-name="ch8">
              <chart:equation chart:display-equation="true" chart:display-r-square="tru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3">
                <text:p>0.943</text:p>
                <draw:g>
                  <svg:desc>Sheet1.A1:Sheet1.A4</svg:desc>
                </draw:g>
              </table:table-cell>
              <table:table-cell office:value-type="float" office:value="496.496363636">
                <text:p>496.496363636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5583669668">
                <text:p>0.945583669668</text:p>
              </table:table-cell>
              <table:table-cell office:value-type="float" office:value="499.03090909">
                <text:p>499.03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5583669668">
                <text:p>0.945583669668</text:p>
              </table:table-cell>
              <table:table-cell office:value-type="float" office:value="498.572727">
                <text:p>498.5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73.8">
                <text:p>57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